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draw:stroke="none" svg:stroke-width="0.159cm" svg:stroke-color="#37c91e" draw:marker-start-width="0.438cm" draw:marker-end-width="0.438cm" draw:fill-color="#81d41a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92badd" draw:fill-color="#5983b0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4" style:family="graphic" style:parent-style-name="standard">
      <style:graphic-properties svg:stroke-width="0.159cm" svg:stroke-color="#ffffff" draw:marker-start-width="0.438cm" draw:marker-end-width="0.438cm" draw:fill="none" draw:textarea-horizontal-align="justify" draw:textarea-vertical-align="middle" draw:auto-grow-height="false" fo:min-height="19.658cm" fo:min-width="29.826cm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svg:stroke-color="#ffffff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P1" style:family="paragraph">
      <loext:graphic-properties draw:fill-color="#81d41a"/>
      <style:paragraph-properties fo:text-align="center"/>
    </style:style>
    <style:style style:name="P2" style:family="paragraph">
      <loext:graphic-properties draw:fill-color="#5983b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  <style:text-properties fo:color="#34eb5e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34eb5e" fo:font-size="36pt" style:font-size-asian="36pt" style:font-size-complex="36pt"/>
    </style:style>
    <style:style style:name="T1" style:family="text">
      <style:text-properties fo:color="#34eb5e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2eec4d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5.079cm" svg:height="3.936cm" svg:x="6.096cm" svg:y="13.343cm" svg:viewBox="0 0 5080 3937" draw:points="129,3515 0,1125 3344,0 5080,1547 3537,3445 1286,3937">
          <text:p/>
        </draw:polygon>
        <draw:g>
          <draw:custom-shape draw:style-name="gr2" draw:text-style-name="P2" draw:layer="layout" svg:width="0.508cm" svg:height="0.508cm" svg:x="25.527cm" svg:y="7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6.924cm" svg:y="6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6.67cm" svg:y="8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7.94cm" svg:y="8.1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5.527cm" svg:y="8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6.289cm" svg:y="9.5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7.686cm" svg:y="9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8.702cm" svg:y="7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9.083cm" svg:y="8.1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8.956cm" svg:y="9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0.226cm" svg:y="8.7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0.226cm" svg:y="7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29.972cm" svg:y="6.7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1.369cm" svg:y="7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1.369cm" svg:y="8.1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1.496cm" svg:y="9.1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31.242cm" svg:y="6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4" draw:layer="layout" svg:width="11.303cm" svg:height="5.939cm" svg:x="12.446cm" svg:y="12.373cm">
          <draw:text-box>
            <text:p text:style-name="P3"><text:span text:style-name="T1">GJK Algorithm</text:span></text:p>
            <text:p text:style-name="P3"><text:span text:style-name="T2">and</text:span></text:p>
            <text:p text:style-name="P3"><text:span text:style-name="T1">Alternating</text:span></text:p>
            <text:p text:style-name="P3"><text:span text:style-name="T1">Projection</text:span></text:p>
          </draw:text-box>
        </draw:frame>
        <draw:custom-shape draw:style-name="gr4" draw:text-style-name="P5" draw:layer="layout" svg:width="30.484cm" svg:height="20.066cm" svg:x="4.822cm" svg:y="5.218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3.359cm" svg:y1="5.218cm" svg:x2="23.241cm" svg:y2="25.284cm">
          <text:p/>
        </draw:line>
        <draw:line draw:style-name="gr5" draw:text-style-name="P6" draw:layer="layout" svg:x1="4.799cm" svg:y1="11.925cm" svg:x2="35.306cm" svg:y2="11.925cm">
          <text:p/>
        </draw:line>
        <draw:line draw:style-name="gr5" draw:text-style-name="P6" draw:layer="layout" svg:x1="4.799cm" svg:y1="19.025cm" svg:x2="35.306cm" svg:y2="19.025cm">
          <text:p/>
        </draw:line>
        <draw:line draw:style-name="gr5" draw:text-style-name="P6" draw:layer="layout" svg:x1="13.069cm" svg:y1="5.218cm" svg:x2="12.954cm" svg:y2="25.284cm">
          <text:p/>
        </draw:line>
        <draw:polygon draw:style-name="gr1" draw:text-style-name="P1" draw:layer="layout" svg:width="5.079cm" svg:height="3.936cm" svg:x="16.256cm" svg:y="6.869cm" svg:viewBox="0 0 5080 3937" draw:points="129,3515 0,1125 3344,0 5080,1547 3537,3445 1286,3937">
          <text:p/>
        </draw:polygon>
        <draw:g>
          <draw:custom-shape draw:style-name="gr2" draw:text-style-name="P2" draw:layer="layout" svg:width="0.508cm" svg:height="0.508cm" svg:x="5.715cm" svg:y="21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7.112cm" svg:y="21.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6.858cm" svg:y="22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8.128cm" svg:y="22.3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5.715cm" svg:y="22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6.477cm" svg:y="23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7.874cm" svg:y="23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8.89cm" svg:y="21.3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9.271cm" svg:y="22.3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9.144cm" svg:y="23.5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0.414cm" svg:y="22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0.414cm" svg:y="21.9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0.16cm" svg:y="20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1.557cm" svg:y="21.3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1.557cm" svg:y="22.3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1.684cm" svg:y="23.3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508cm" svg:height="0.508cm" svg:x="11.43cm" svg:y="20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" draw:text-style-name="P8" draw:layer="layout" svg:width="11.303cm" svg:height="5.939cm" svg:x="23.622cm" svg:y="12.838cm">
          <draw:text-box>
            <text:p text:style-name="P7"><text:span text:style-name="T1">Bounding</text:span></text:p>
            <text:p text:style-name="P7"><text:span text:style-name="T1">Volume</text:span></text:p>
            <text:p text:style-name="P7"><text:span text:style-name="T1">Hierarchy</text:span></text:p>
            <text:p text:style-name="P7"><text:span text:style-name="T1"/></text:p>
          </draw:text-box>
        </draw:frame>
        <draw:frame draw:style-name="gr3" draw:text-style-name="P8" draw:layer="layout" svg:width="11.303cm" svg:height="5.939cm" svg:x="12.192cm" svg:y="19.969cm">
          <draw:text-box>
            <text:p text:style-name="P7"><text:span text:style-name="T1">Bounding</text:span></text:p>
            <text:p text:style-name="P7"><text:span text:style-name="T1">Volume</text:span></text:p>
            <text:p text:style-name="P7"><text:span text:style-name="T1">Hierarchy</text:span></text:p>
            <text:p text:style-name="P7"><text:span text:style-name="T1"/></text:p>
          </draw:text-box>
        </draw:frame>
        <draw:frame draw:style-name="gr3" draw:text-style-name="P4" draw:layer="layout" svg:width="11.303cm" svg:height="5.939cm" svg:x="24.003cm" svg:y="19.218cm">
          <draw:text-box>
            <text:p text:style-name="P3"><text:span text:style-name="T3"/></text:p>
            <text:p text:style-name="P3"><text:span text:style-name="T2">We dont</text:span></text:p>
            <text:p text:style-name="P3"><text:span text:style-name="T2">care</text:span></text:p>
            <text:p text:style-name="P3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8T10:35:50.476883593</dc:date>
    <meta:editing-duration>PT9H14M20S</meta:editing-duration>
    <meta:editing-cycles>32</meta:editing-cycles>
    <meta:generator>LibreOffice/6.4.7.2$Linux_X86_64 LibreOffice_project/40$Build-2</meta:generator>
    <meta:document-statistic meta:object-count="47"/>
  </office:meta>
</office:document-meta>
</file>